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4C000003BFE35D3790B656BED7.png" manifest:media-type="image/png"/>
  <manifest:file-entry manifest:full-path="Pictures/100000000000000800000008B2AA4E6A4F6D2D73.png" manifest:media-type="image/png"/>
  <manifest:file-entry manifest:full-path="Pictures/10000000000006470000038821BDEFAD69A9C368.png" manifest:media-type="image/png"/>
  <manifest:file-entry manifest:full-path="Pictures/100000000000084E000004ACC712B07984DF71D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0 BT1" svg:font-family="'Courier10 BT'" style:font-pitch="fixed"/>
    <style:font-face style:name="Courier10 BT" svg:font-family="'Courier10 BT'" style:font-adornments="Roma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94070a" draw:fill="bitmap" draw:fill-image-name="_35__20_Percent" draw:textarea-horizontal-align="justify" draw:textarea-vertical-align="middle" draw:auto-grow-height="false" fo:min-height="3.45cm" fo:min-width="15.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55cm"/>
    </style:style>
    <style:style style:name="pr1" style:family="presentation" style:parent-style-name="默认-title">
      <style:graphic-properties fo:min-height="2.629cm"/>
    </style:style>
    <style:style style:name="pr2" style:family="presentation" style:parent-style-name="默认-subtitle">
      <style:graphic-properties draw:fill-color="#ffffff" fo:min-height="9.134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title">
      <style:graphic-properties draw:auto-grow-height="true" fo:min-height="2.172cm"/>
    </style:style>
    <style:style style:name="pr5" style:family="presentation" style:parent-style-name="默认-outline1">
      <style:graphic-properties fo:min-height="8.884cm"/>
    </style:style>
    <style:style style:name="pr6" style:family="presentation" style:parent-style-name="默认-subtitle">
      <style:graphic-properties draw:fill-color="#ffffff" draw:auto-grow-height="true" fo:min-height="10.0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style:font-size-asian="2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40pt" style:font-size-asian="40pt" style:font-size-complex="40pt"/>
    </style:style>
    <style:style style:name="P7" style:family="paragraph">
      <loext:graphic-properties draw:fill="bitmap" draw:fill-image-name="_35__20_Percent"/>
      <style:paragraph-properties fo:text-align="center"/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text-properties style:font-name="Courier10 BT1" fo:font-size="22pt" style:font-size-asian="22pt" style:font-size-complex="2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ce181e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font-name="Courier10 BT1" fo:font-size="22pt" style:font-size-asian="22pt" style:font-size-complex="22pt"/>
    </style:style>
    <style:style style:name="T5" style:family="text">
      <style:text-properties fo:color="#ce181e" style:font-name="Courier10 BT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微信公众号接口开发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完善的消息回复处理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>
        <office:forms form:automatic-focus="false" form:apply-design-mode="false"/>
        <draw:frame draw:style-name="gr2" draw:text-style-name="P3" draw:layer="layout" svg:width="27.996cm" svg:height="15.749cm" svg:x="-0.004cm" svg:y="0.003cm">
          <draw:image xlink:href="Pictures/100000000000084E000004ACC712B07984DF71D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>
        <office:forms form:automatic-focus="false" form:apply-design-mode="false"/>
        <draw:frame draw:style-name="gr3" draw:text-style-name="P1" draw:layer="layout" svg:width="22.269cm" svg:height="15.552cm" svg:x="2.859cm" svg:y="0.1cm">
          <draw:image xlink:href="Pictures/100000000000054C000003BFE35D3790B656BE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4" draw:text-style-name="P6" draw:layer="layout" svg:width="25.199cm" svg:height="2.172cm" svg:x="1.4cm" svg:y="0.628cm" presentation:class="title">
          <draw:text-box>
            <text:p text:style-name="P5"><text:span text:style-name="T1">消息回复支持的格式</text:span></text:p>
          </draw:text-box>
        </draw:frame>
        <draw:frame presentation:style-name="pr5" draw:layer="layout" svg:width="11.8cm" svg:height="11.115cm" svg:x="1.4cm" svg:y="3.685cm" presentation:class="outline" presentation:user-transformed="true">
          <draw:text-box>
            <text:list text:style-name="L2">
              <text:list-item>
                <text:p>文本消息</text:p>
              </text:list-item>
              <text:list-item>
                <text:p>图片消息</text:p>
              </text:list-item>
              <text:list-item>
                <text:p>语音消息</text:p>
              </text:list-item>
              <text:list-item>
                <text:p><text:span text:style-name="T2">视频消息</text:span></text:p>
              </text:list-item>
            </text:list>
          </draw:text-box>
        </draw:frame>
        <draw:frame presentation:style-name="pr5" draw:layer="layout" svg:width="11.7cm" svg:height="11.115cm" svg:x="15.5cm" svg:y="3.686cm" presentation:class="outline" presentation:user-transformed="true">
          <draw:text-box>
            <text:list text:style-name="L2">
              <text:list-item>
                <text:p>音乐消息</text:p>
              </text:list-item>
              <text:list-item>
                <text:p>图文消息</text:p>
              </text:list-item>
            </text:list>
          </draw:text-box>
        </draw:frame>
        <draw:line draw:style-name="gr4" draw:text-style-name="P3" draw:layer="layout" svg:x1="11.2cm" svg:y1="12cm" svg:x2="7cm" svg:y2="11.2cm">
          <text:p/>
        </draw:line>
        <draw:custom-shape draw:style-name="gr5" draw:text-style-name="P7" draw:layer="layout" svg:width="16.4cm" svg:height="3.7cm" svg:x="11.2cm" svg:y="10.7cm">
          <text:p text:style-name="P1"><text:span text:style-name="T3">这似乎是有一个</text:span><text:span text:style-name="T3">bug</text:span><text:span text:style-name="T3">，按照微信开发者文档</text:span></text:p>
          <text:p text:style-name="P1"><text:span text:style-name="T3">的格式回复消息提示错误，但不知道微信</text:span></text:p>
          <text:p text:style-name="P1"><text:span text:style-name="T3">何时解决这个问题。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 presentation:user-transformed="true">
          <draw:text-box>
            <text:p>回复图片消息格式</text:p>
          </draw:text-box>
        </draw:frame>
        <draw:frame draw:style-name="gr6" draw:text-style-name="P8" draw:layer="layout" svg:width="25.4cm" svg:height="8.8cm" svg:x="2cm" svg:y="3.8cm">
          <draw:text-box>
            <text:p><text:span text:style-name="T4">&lt;xml&gt;</text:span></text:p>
            <text:p><text:span text:style-name="T4"><text:s text:c="2"/></text:span><text:span text:style-name="T4">&lt;ToUserName&gt;&lt;![CDATA[</text:span><text:span text:style-name="T5">toUser</text:span><text:span text:style-name="T4">]]&gt;&lt;/ToUserName&gt;</text:span></text:p>
            <text:p><text:span text:style-name="T4"><text:s text:c="2"/></text:span><text:span text:style-name="T4">&lt;FromUserName&gt;&lt;![CDATA[</text:span><text:span text:style-name="T5">fromUser</text:span><text:span text:style-name="T4">]]&gt;&lt;/FromUserName&gt;</text:span></text:p>
            <text:p><text:span text:style-name="T4"><text:s text:c="2"/></text:span><text:span text:style-name="T4">&lt;CreateTime&gt;</text:span><text:span text:style-name="T5">12345678</text:span><text:span text:style-name="T4">&lt;/CreateTime&gt;</text:span></text:p>
            <text:p><text:span text:style-name="T4"><text:s text:c="2"/></text:span><text:span text:style-name="T4">&lt;MsgType&gt;&lt;![CDATA[</text:span><text:span text:style-name="T5">image</text:span><text:span text:style-name="T4">]]&gt;&lt;/MsgType&gt;</text:span></text:p>
            <text:p><text:span text:style-name="T4"><text:s text:c="2"/></text:span><text:span text:style-name="T4">&lt;Image&gt;</text:span></text:p>
            <text:p><text:span text:style-name="T4"><text:s text:c="4"/></text:span><text:span text:style-name="T4">&lt;MediaId&gt;&lt;![CDATA[</text:span><text:span text:style-name="T5">media_id</text:span><text:span text:style-name="T4">]]&gt;&lt;/MediaId&gt;</text:span></text:p>
            <text:p><text:span text:style-name="T4"><text:s text:c="2"/></text:span><text:span text:style-name="T4">&lt;/Image&gt;</text:span></text:p>
            <text:p><text:span text:style-name="T4">&lt;/xml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 presentation:user-transformed="true">
          <draw:text-box>
            <text:p>回复语音消息格式</text:p>
          </draw:text-box>
        </draw:frame>
        <draw:frame draw:style-name="gr6" draw:text-style-name="P8" draw:layer="layout" svg:width="25.4cm" svg:height="8.8cm" svg:x="2cm" svg:y="3.8cm">
          <draw:text-box>
            <text:p><text:span text:style-name="T4">&lt;xml&gt;</text:span></text:p>
            <text:p><text:span text:style-name="T4"><text:s text:c="2"/></text:span><text:span text:style-name="T4">&lt;ToUserName&gt;&lt;![CDATA[</text:span><text:span text:style-name="T5">toUser</text:span><text:span text:style-name="T4">]]&gt;&lt;/ToUserName&gt;</text:span></text:p>
            <text:p><text:span text:style-name="T4"><text:s text:c="2"/></text:span><text:span text:style-name="T4">&lt;FromUserName&gt;&lt;![CDATA[</text:span><text:span text:style-name="T5">fromUser</text:span><text:span text:style-name="T4">]]&gt;&lt;/FromUserName&gt;</text:span></text:p>
            <text:p><text:span text:style-name="T4"><text:s text:c="2"/></text:span><text:span text:style-name="T4">&lt;CreateTime&gt;</text:span><text:span text:style-name="T5">12345678</text:span><text:span text:style-name="T4">&lt;/CreateTime&gt;</text:span></text:p>
            <text:p><text:span text:style-name="T4"><text:s text:c="2"/></text:span><text:span text:style-name="T4">&lt;MsgType&gt;&lt;![CDATA[</text:span><text:span text:style-name="T5">image</text:span><text:span text:style-name="T4">]]&gt;&lt;/MsgType&gt;</text:span></text:p>
            <text:p><text:span text:style-name="T4"><text:s text:c="2"/></text:span><text:span text:style-name="T4">&lt;Voice&gt;</text:span></text:p>
            <text:p><text:span text:style-name="T4"><text:s text:c="4"/></text:span><text:span text:style-name="T4">&lt;MediaId&gt;&lt;![CDATA[</text:span><text:span text:style-name="T5">media_id</text:span><text:span text:style-name="T4">]]&gt;&lt;/MediaId&gt;</text:span></text:p>
            <text:p><text:span text:style-name="T4"><text:s text:c="2"/></text:span><text:span text:style-name="T4">&lt;/Voice&gt;</text:span></text:p>
            <text:p><text:span text:style-name="T4">&lt;/xml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关键词回复</text:p>
          </draw:text-box>
        </draw:frame>
        <draw:frame presentation:style-name="pr5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>根据用户输入的关键词，进行匹配，成功则回复。</text:p>
              </text:list-item>
              <text:list-item>
                <text:p>匹配方式可以是全匹配或模糊查询。</text:p>
              </text:list-item>
              <text:list-item>
                <text:p>可以用于帐号绑定，获取帮助信息，系统文档查询等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3T32">
        <office:forms form:automatic-focus="false" form:apply-design-mode="false"/>
        <draw:frame presentation:style-name="pr6" draw:text-style-name="P2" draw:layer="layout" svg:width="25.199cm" svg:height="10.072cm" svg:x="1.4cm" svg:y="0.628cm" presentation:class="subtitle">
          <draw:text-box>
            <text:p>现在设计一个简单的流程处理用户的消息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office:forms form:automatic-focus="false" form:apply-design-mode="false"/>
        <draw:frame draw:style-name="gr2" draw:text-style-name="P3" draw:layer="layout" svg:width="27.996cm" svg:height="15.749cm" svg:x="-0.004cm" svg:y="0.004cm">
          <draw:image xlink:href="Pictures/10000000000006470000038821BDEFAD69A9C36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1">
        <draw:frame presentation:style-name="pr4" draw:layer="layout" svg:width="25.199cm" svg:height="2.172cm" svg:x="1.4cm" svg:y="0.628cm" presentation:class="title">
          <draw:text-box>
            <text:p>参考代码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示例代码可以从课件的src目录中找到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0 BT1" svg:font-family="'Courier10 BT'" style:font-pitch="fixed"/>
    <style:font-face style:name="Courier10 BT" svg:font-family="'Courier10 BT'" style:font-adornments="Roma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ourier10 BT" fo:font-family="'Courier10 BT'" style:font-style-name="Roma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ourier10 BT" fo:font-family="'Courier10 BT'" style:font-style-name="Roma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2.1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0T13:02:56.033220337</meta:creation-date>
    <dc:date>2019-03-03T18:02:04.345266816</dc:date>
    <meta:editing-duration>PT3H41S</meta:editing-duration>
    <meta:editing-cycles>52</meta:editing-cycles>
    <meta:generator>LibreOffice/6.0.7.3$Linux_X86_64 LibreOffice_project/00m0$Build-3</meta:generator>
    <meta:document-statistic meta:object-count="60"/>
  </office:meta>
</office:document-meta>
</file>